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 fo:text-indent="0cm" style:auto-text-indent="false"/>
    </style:style>
    <style:style style:name="P5" style:family="paragraph" style:parent-style-name="Standard">
      <style:text-properties fo:color="#000000" loext:opacity="100%" style:font-name="Consolas" fo:font-size="9.5pt" style:font-size-asian="9.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officeooo:rsid="001fd5bd"/>
    </style:style>
    <style:style style:name="T2" style:family="text">
      <style:text-properties fo:color="#008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3"><text:span text:style-name="T2">--Crear a seguinte BD Empleados</text:span></text:p>
      <text:p text:style-name="Standard" loext:marker-style-name="T3"><text:span text:style-name="T3"><text:s/></text:span><text:span text:style-name="T2">--Os Campos son os seguintes:</text:span></text:p>
      <text:p text:style-name="P5" loext:marker-style-name="T3"/>
      <text:p text:style-name="P5" loext:marker-style-name="T3"/>
      <text:p text:style-name="Standard" loext:marker-style-name="T3"><text:span text:style-name="T3"><text:tab/></text:span><text:span text:style-name="T2">--Taboa <text:s/>TCENTR(Centro)</text:span></text:p>
      <text:p text:style-name="P5" loext:marker-style-name="T3"/>
      <text:p text:style-name="Standard" loext:marker-style-name="T3"><text:span text:style-name="T3"><text:tab/></text:span><text:span text:style-name="T2">--NUMCE (Número do Centro de traballo)</text:span></text:p>
      <text:p text:style-name="Standard" loext:marker-style-name="T3"><text:span text:style-name="T3"><text:tab/></text:span><text:span text:style-name="T2">--NOMCE (Nome do Centro de traballo)</text:span></text:p>
      <text:p text:style-name="Standard" loext:marker-style-name="T3"><text:span text:style-name="T3"><text:tab/></text:span><text:span text:style-name="T2">--SEÑAS (Dirección do Centro de traballo)</text:span></text:p>
      <text:p text:style-name="Standard" loext:marker-style-name="T3"><text:span text:style-name="T3"><text:tab/></text:span><text:span text:style-name="T3"/></text:p>
      <text:p text:style-name="Standard" loext:marker-style-name="T3"><text:span text:style-name="T3"><text:tab/></text:span><text:span text:style-name="T2">--Táboa TDEPTO (Departamento)</text:span></text:p>
      <text:p text:style-name="P5" loext:marker-style-name="T3"/>
      <text:p text:style-name="Standard" loext:marker-style-name="T3"><text:span text:style-name="T3"><text:tab/></text:span><text:span text:style-name="T2">--<text:tab/>NUMDE (Número de departamento)</text:span></text:p>
      <text:p text:style-name="Standard" loext:marker-style-name="T3"><text:span text:style-name="T3"><text:tab/></text:span><text:span text:style-name="T2">--<text:tab/>NUMCE (Número de centro ó que esta asignado)</text:span></text:p>
      <text:p text:style-name="Standard" loext:marker-style-name="T3"><text:span text:style-name="T3"><text:tab/></text:span><text:span text:style-name="T2">--<text:tab/>DIREC (Número de empregado que o dirixe)</text:span></text:p>
      <text:p text:style-name="Standard" loext:marker-style-name="T3"><text:span text:style-name="T3"><text:tab/></text:span><text:span text:style-name="T2">--<text:tab/>TIDIR (Tipo de director codificado P:Permanente, F:En Funcións)</text:span></text:p>
      <text:p text:style-name="Standard" loext:marker-style-name="T3"><text:span text:style-name="T3"><text:tab/></text:span><text:span text:style-name="T2">--<text:tab/>PRESU (Presuposto anual do departamento, millones de pesetas)</text:span></text:p>
      <text:p text:style-name="Standard" loext:marker-style-name="T3"><text:span text:style-name="T3"><text:tab/></text:span><text:span text:style-name="T2">--<text:tab/>DEPDE (Número do departamento do que depende)</text:span></text:p>
      <text:p text:style-name="Standard" loext:marker-style-name="T3"><text:span text:style-name="T3"><text:tab/></text:span><text:span text:style-name="T2">--<text:tab/>NOMDE (Nome enteiro do departamento)</text:span></text:p>
      <text:p text:style-name="Standard" loext:marker-style-name="T3"><text:span text:style-name="T3"><text:tab/></text:span><text:span text:style-name="T3"/></text:p>
      <text:p text:style-name="Standard" loext:marker-style-name="T3"><text:span text:style-name="T3"><text:tab/></text:span><text:span text:style-name="T2">--Táboa TEMPLE(empregados)</text:span></text:p>
      <text:p text:style-name="P5" loext:marker-style-name="T3"/>
      <text:p text:style-name="Standard" loext:marker-style-name="T3"><text:span text:style-name="T3"><text:tab/></text:span><text:span text:style-name="T2">--<text:tab/>NUMEM (Número de empregado)</text:span></text:p>
      <text:p text:style-name="Standard" loext:marker-style-name="T3"><text:span text:style-name="T3"><text:tab/></text:span><text:span text:style-name="T2">--<text:tab/>NUMDE (Nùmero de departamento ao que pertence)</text:span></text:p>
      <text:p text:style-name="Standard" loext:marker-style-name="T3"><text:span text:style-name="T3"><text:tab/></text:span><text:span text:style-name="T2">-- <text:tab/>EXTEL (Extensión telefónica)</text:span></text:p>
      <text:p text:style-name="Standard" loext:marker-style-name="T3"><text:span text:style-name="T3"><text:tab/></text:span><text:span text:style-name="T2">-- <text:tab/>FECNA (Fecha de Nacemento)</text:span></text:p>
      <text:p text:style-name="Standard" loext:marker-style-name="T3"><text:span text:style-name="T3"><text:tab/></text:span><text:span text:style-name="T2">-- <text:tab/>FECIN (Fecha de inicio na empresa)</text:span></text:p>
      <text:p text:style-name="Standard" loext:marker-style-name="T3"><text:span text:style-name="T3"><text:tab/></text:span><text:span text:style-name="T2">-- <text:tab/>SALAR (Salario, miles de pesetas)</text:span></text:p>
      <text:p text:style-name="Standard" loext:marker-style-name="T3"><text:span text:style-name="T3"><text:tab/></text:span><text:span text:style-name="T2">-- <text:tab/>COMIS (Comisións, miles de pesetas)</text:span></text:p>
      <text:p text:style-name="Standard" loext:marker-style-name="T3"><text:span text:style-name="T3"><text:tab/></text:span><text:span text:style-name="T2">-- <text:tab/>NUMHI (N?mero de fillos)</text:span></text:p>
      <text:p text:style-name="Standard" loext:marker-style-name="T3"><text:span text:style-name="T3"><text:tab/></text:span><text:span text:style-name="T2">-- <text:tab/>NOMEM (Nome do empregado) <text:s/></text:span></text:p>
      <text:p text:style-name="Standard" loext:marker-style-name="T3"><text:span text:style-name="T3"><text:s text:c="16"/></text:span><text:span text:style-name="T4">}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-- INSERT <text:span text:style-name="T1">Valores para la BD Empleados</text:span></text:p>
      <text:p text:style-name="P4"/>
      <text:p text:style-name="P4"/>
      <text:p text:style-name="P2">-- CENTROS <text:s text:c="27"/>NUMCE <text:s/>NOMCE <text:s text:c="41"/>SE?AS </text:p>
      <text:p text:style-name="P2">--------------------------------------------------------------------------------------------</text:p>
      <text:p text:style-name="P2">INSERT INTO TCENTR VALUES (10, <text:s/>'SEDE CENTRAL', <text:s text:c="24"/>'C. ALCALA, 820, MADRID');</text:p>
      <text:p text:style-name="P2">INSERT INTO TCENTR VALUES (20, <text:s/>'RELACION CON CLIENTES', <text:s text:c="7"/>'C. ATOCHA, 405, MADRID');</text:p>
      <text:p text:style-name="P4"/>
      <text:p text:style-name="P2">select * from tcentr</text:p>
      <text:p text:style-name="P4"/>
      <text:p text:style-name="P2">-- DEPARTAMENTOS <text:s text:c="12"/>NUMDE NUMCE DIREC TIDIR PRESU <text:s text:c="3"/>DEPDE <text:s text:c="2"/>NOMDE</text:p>
      <text:p text:style-name="P2">--------------------------------------------------------------------------------------------</text:p>
      <text:p text:style-name="P2">INSERT INTO TDEPTO VALUES (110, <text:s/>20, 180, <text:s/>'P', <text:s text:c="2"/>15, <text:s text:c="5"/>100, <text:s/>'DIRECC. COMERCIAL');</text:p>
      <text:p text:style-name="P2">INSERT INTO TDEPTO VALUES (122, <text:s/>10, 350, <text:s/>'P', <text:s text:c="2"/>6, <text:s text:c="6"/>120, <text:s/>'PROCESO DE DATOS');</text:p>
      <text:p text:style-name="P2">INSERT INTO TDEPTO VALUES (100, <text:s/>20, 260, <text:s/>'P', <text:s text:c="2"/>12, <text:s text:c="5"/>NULL, 'DIRECCION GENERAL');</text:p>
      <text:p text:style-name="P2">INSERT INTO TDEPTO VALUES (111, <text:s/>20, 180, <text:s/>'F', <text:s text:c="2"/>11, <text:s text:c="5"/>110, <text:s/>'SECTOR INDUSTRIAL');</text:p>
      <text:p text:style-name="P2"><text:soft-page-break/>INSERT INTO TDEPTO VALUES (112, <text:s/>20, 270, <text:s/>'P', <text:s text:c="2"/>9, <text:s text:c="6"/>110, <text:s/>'SECTOR SERVICIOS');</text:p>
      <text:p text:style-name="P2">INSERT INTO TDEPTO VALUES (120, <text:s/>10, 150, <text:s/>'F', <text:s text:c="2"/>3, <text:s text:c="6"/>100, <text:s/>'ORGANIZACI?N');</text:p>
      <text:p text:style-name="P2">INSERT INTO TDEPTO VALUES (121, <text:s/>10, 150, <text:s/>'P', <text:s text:c="2"/>2, <text:s text:c="6"/>120, <text:s/>'PERSONAL');</text:p>
      <text:p text:style-name="P2">INSERT INTO TDEPTO VALUES (130, <text:s/>10, 310, <text:s/>'P', <text:s text:c="2"/>2, <text:s text:c="6"/>100, <text:s/>'FINANZAS');</text:p>
      <text:p text:style-name="P2">INSERT INTO TDEPTO VALUES (140, <text:s/>10, NULL, <text:s/>NULL, NULL, <text:s text:c="3"/>100, <text:s/>'MARKETING');</text:p>
      <text:p text:style-name="P4"/>
      <text:p text:style-name="P2">-- Cuidado al insertar la Direccion General primero y luego todos sus dependientes.</text:p>
      <text:p text:style-name="P2">select * from TDEPTO</text:p>
      <text:p text:style-name="P4"/>
      <text:p text:style-name="P4"/>
      <text:p text:style-name="P2">-- EMPREGADOS <text:s text:c="13"/>NUMEM NUMDE EXTEL FECNA <text:s text:c="14"/>FECIN <text:s text:c="11"/>SALAR COMIS <text:s text:c="2"/>NUMHI <text:s text:c="2"/>NOMEM</text:p>
      <text:p text:style-name="P2">-----------------------------------------------------------------------------------------------------------</text:p>
      <text:p text:style-name="P2">INSERT INTO TEMPLE VALUES (110, 112, <text:s/>350, '10-11-1929', '15-02-1950', 987, <text:s/>NULL, <text:s text:c="2"/>3, <text:s text:c="4"/>'PONS, CESAR');</text:p>
      <text:p text:style-name="P2">INSERT INTO TEMPLE VALUES (120, 112, <text:s/>840, '09-06-1935', '01-10-1968', 350, <text:s/>110, <text:s text:c="3"/>2, <text:s text:c="4"/>'LASA, MAYO');</text:p>
      <text:p text:style-name="P2">INSERT INTO TEMPLE VALUES (130, 112, <text:s/>810, '09-09-1945', '01-02-1969', 290, <text:s/>110, <text:s text:c="3"/>2, <text:s text:c="4"/>'TEROL, LUCIANO');</text:p>
      <text:p text:style-name="P2">INSERT INTO TEMPLE VALUES (150, 121, <text:s/>340, '10-08-1930', '15-01-1948', 440, <text:s/>NULL, <text:s text:c="2"/>0, <text:s text:c="4"/>'PEREZ, JULIO');</text:p>
      <text:p text:style-name="P2">INSERT INTO TEMPLE VALUES (160, 110, <text:s/>740, '09-07-1939', '11-11-1968', 310, <text:s/>110, <text:s text:c="3"/>2, <text:s text:c="4"/>'AGUIRRE, AUREO');</text:p>
      <text:p text:style-name="P2">INSERT INTO TEMPLE VALUES (180, 110, <text:s/>508, '18-10-1934', '18-03-1956', 480, <text:s/>50, <text:s text:c="4"/>2, <text:s text:c="4"/>'PEREZ, MARCOS');</text:p>
      <text:p text:style-name="P2">INSERT INTO TEMPLE VALUES (190, 121, <text:s/>350, '12-05-1932', '11-02-1962', 300, <text:s/>NULL, <text:s text:c="2"/>4, <text:s text:c="4"/>'VEIGA, JULIANA');</text:p>
      <text:p text:style-name="P2">INSERT INTO TEMPLE VALUES (210, 100, <text:s/>200, '28-09-1940', '22-01-1959', 380, <text:s/>0, <text:s text:c="5"/>2, <text:s text:c="4"/>'GALVEZ, PILAR');</text:p>
      <text:p text:style-name="P2">INSERT INTO TEMPLE VALUES (240, 111, <text:s/>760, '26-02-1942', '24-02-1966', 280, <text:s/>100, <text:s text:c="3"/>3, <text:s text:c="4"/>'SANZ, LAVINIA');</text:p>
      <text:p text:style-name="P2">INSERT INTO TEMPLE VALUES (250, 100, <text:s/>250, '27-10-1946', '01-03-1967', 450, <text:s/>0, <text:s text:c="5"/>0, <text:s text:c="4"/>'ALBA, ADRIANA');</text:p>
      <text:p text:style-name="P2">INSERT INTO TEMPLE VALUES (260, 100, <text:s/>220, '03-12-1943', '12-07-1968', 720, <text:s/>0, <text:s text:c="5"/>6, <text:s text:c="4"/>'LOPEZ, ANTONIO');</text:p>
      <text:p text:style-name="P2">INSERT INTO TEMPLE VALUES (270, 112, <text:s/>800, '21-05-1945', '10-10-1966', 380, <text:s/>80, <text:s text:c="4"/>3, <text:s text:c="4"/>'GARCIA, OCTIAVIO');</text:p>
      <text:p text:style-name="P2">INSERT INTO TEMPLE VALUES (280, 130, <text:s/>410, '11-01-1948', '08-10-1971', 290, <text:s/>0, <text:s text:c="5"/>5, <text:s text:c="4"/>'FLOR, DOROTEA');</text:p>
      <text:p text:style-name="P2">INSERT INTO TEMPLE VALUES (285, 122, <text:s/>620, '25-10-1949', '15-02-1968', 380, <text:s/>0, <text:s text:c="5"/>0, <text:s text:c="4"/>'P0LO, OTILIA');</text:p>
      <text:p text:style-name="P2">INSERT INTO TEMPLE VALUES (290, 120, <text:s/>910, '30-11-1947', '14-02-1968', 270, <text:s/>0, <text:s text:c="5"/>3, <text:s text:c="4"/>'GIL, GLORIA');</text:p>
      <text:p text:style-name="P2">INSERT INTO TEMPLE VALUES (310, 130, <text:s/>480, '21-11-1946', '15-01-1971', 420, <text:s/>0, <text:s text:c="5"/>0, <text:s text:c="4"/>'GARCIA, AUGUSTO');</text:p>
      <text:p text:style-name="P2">INSERT INTO TEMPLE VALUES (320, 122, <text:s/>620, '25-12-1957', '05-02-1978', 405, <text:s/>0, <text:s text:c="5"/>2, <text:s text:c="4"/>'SANZ, CORNELIO');</text:p>
      <text:p text:style-name="P2">INSERT INTO TEMPLE VALUES (330, 112, <text:s/>850, '19-08-1948', '01-03-1972', 280, <text:s/>90, <text:s text:c="4"/>0, <text:s text:c="4"/>'DIEZ, AMELIA');</text:p>
      <text:p text:style-name="P2">INSERT INTO TEMPLE VALUES (350, 122, <text:s/>610, '13-04-1949', '10-09-1984', 450, <text:s/>0, <text:s text:c="5"/>1, <text:s text:c="4"/>'CAMPS, AURELIO');</text:p>
      <text:p text:style-name="P2">INSERT INTO TEMPLE VALUES (360, 111, <text:s/>750, '29-10-1958', '10-10-1968', 250, <text:s/>100, <text:s text:c="3"/>2, <text:s text:c="4"/>'LARA, DORINDA');</text:p>
      <text:p text:style-name="P2">INSERT INTO TEMPLE VALUES (370, 121, <text:s/>360, '22-06-1967', '20-01-1987', 190, <text:s/>0, <text:s text:c="5"/>1, <text:s text:c="4"/>'RUIZ, FABIOLA');</text:p>
      <text:p text:style-name="P2">INSERT INTO TEMPLE VALUES (380, 112, <text:s/>880, '30-03-1968', '01-01-1988', 180, <text:s/>0, <text:s text:c="5"/>0, <text:s text:c="4"/>'MARTIN, MICAELA');</text:p>
      <text:p text:style-name="P2">INSERT INTO TEMPLE VALUES (390, 110, <text:s/>500, '19-02-1966', '08-10-1986', 215, <text:s/>0, <text:s text:c="5"/>1, <text:s text:c="4"/>'MORAN, CARMEN');</text:p>
      <text:p text:style-name="P2"><text:soft-page-break/>INSERT INTO TEMPLE VALUES (400, 111, <text:s/>780, '18-08-1969', '01-11-1987', 185, <text:s/>0, <text:s text:c="5"/>0, <text:s text:c="4"/>'LARA, LUCRECIA');</text:p>
      <text:p text:style-name="P2">INSERT INTO TEMPLE VALUES (410, 122, <text:s/>660, '14-07-1968', '13-10-1988', 175, <text:s/>0, <text:s text:c="5"/>0, <text:s text:c="4"/>'MU?OZ, AZUCENA');</text:p>
      <text:p text:style-name="P2">INSERT INTO TEMPLE VALUES (420, 130, <text:s/>450, '22-10-1966', '19-11-1988', 400, <text:s/>0, <text:s text:c="5"/>0, <text:s text:c="4"/>'FIERRO, CLAUDIA');</text:p>
      <text:p text:style-name="P2">INSERT INTO TEMPLE VALUES (430, 122, <text:s/>650, '26-02-1967', '19-11-1988', 210, <text:s/>0, <text:s text:c="5"/>1, <text:s text:c="4"/>'MORA, VALERIANA');</text:p>
      <text:p text:style-name="P2">INSERT INTO TEMPLE VALUES (440, 111, <text:s/>760, '26-09-1966', '28-02-1986', 210, <text:s/>100, <text:s text:c="3"/>0, <text:s text:c="4"/>'DURAN, LIVIA');</text:p>
      <text:p text:style-name="P2">INSERT INTO TEMPLE VALUES (450, 112, <text:s/>880, '21-10-1966', '28-02-1986', 210, <text:s/>100, <text:s text:c="3"/>0, <text:s text:c="4"/>'PEREZ, SABINA');</text:p>
      <text:p text:style-name="P2">INSERT INTO TEMPLE VALUES (480, 111, <text:s/>760, '04-04-1965', '28-02-1986', 210, <text:s/>100, <text:s text:c="3"/>1, <text:s text:c="4"/>'PINO, DIANA');</text:p>
      <text:p text:style-name="P2">INSERT INTO TEMPLE VALUES (490, 112, <text:s/>880, '06-06-1964', '01-01-1988', 180, <text:s/>100, <text:s text:c="3"/>0, <text:s text:c="4"/>'TORRES, HORACIO');</text:p>
      <text:p text:style-name="P2">INSERT INTO TEMPLE VALUES (500, 111, <text:s/>750, '08-10-1965', '01-01-1987', 200, <text:s/>100, <text:s text:c="3"/>0, <text:s text:c="4"/>'VAZQUEZ, HONORIA');</text:p>
      <text:p text:style-name="P2">INSERT INTO TEMPLE VALUES (506, NULL, 502, '15-02-1980', '12-05-2006', 500, <text:s/>200, <text:s text:c="3"/>2, <text:s text:c="4"/>'Lopez, Antonio');</text:p>
      <text:p text:style-name="P2">INSERT INTO TEMPLE VALUES (510, 110, <text:s/>550, '04-05-1966', '01-11-1986', 200, <text:s/>0, <text:s text:c="5"/>1, <text:s text:c="4"/>'CAMPOS, ROMULO');</text:p>
      <text:p text:style-name="P3">INSERT INTO TEMPLE VALUES (550, 111, <text:s/>780, '10-01-1970', '21-01-1988', 100, <text:s/>120, <text:s text:c="3"/>0, <text:s text:c="4"/>'SANTOS, SANCHO')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3:06:04.339000000</meta:creation-date>
    <dc:date>2025-01-20T13:07:54.975000000</dc:date>
    <meta:editing-duration>PT1M50S</meta:editing-duration>
    <meta:editing-cycles>1</meta:editing-cycles>
    <meta:document-statistic meta:table-count="0" meta:image-count="0" meta:object-count="0" meta:page-count="3" meta:paragraph-count="84" meta:word-count="823" meta:character-count="6442" meta:non-whitespace-character-count="5056"/>
    <meta:generator>LibreOffice/24.2.4.2$Windows_X86_64 LibreOffice_project/51a6219feb6075d9a4c46691dcfe0cd9c4fff3c2</meta:generator>
  </office:meta>
</office:document-meta>
</file>